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002cm" fo:margin-left="-0.191cm" fo:margin-top="0cm" fo:margin-bottom="0cm" table:align="left" style:writing-mode="lr-tb"/>
    </style:style>
    <style:style style:name="Таблица1.A" style:family="table-column">
      <style:table-column-properties style:column-width="8.239cm"/>
    </style:style>
    <style:style style:name="Таблица1.B" style:family="table-column">
      <style:table-column-properties style:column-width="5.76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4.503cm" fo:margin-left="-0.191cm" fo:margin-top="0cm" fo:margin-bottom="0cm" table:align="left" style:writing-mode="lr-tb"/>
    </style:style>
    <style:style style:name="Таблица2.A" style:family="table-column">
      <style:table-column-properties style:column-width="8.239cm"/>
    </style:style>
    <style:style style:name="Таблица2.B" style:family="table-column">
      <style:table-column-properties style:column-width="6.26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4.252cm" fo:margin-left="-0.191cm" fo:margin-top="0cm" fo:margin-bottom="0cm" table:align="left" style:writing-mode="lr-tb"/>
    </style:style>
    <style:style style:name="Таблица3.A" style:family="table-column">
      <style:table-column-properties style:column-width="8.239cm"/>
    </style:style>
    <style:style style:name="Таблица3.B" style:family="table-column">
      <style:table-column-properties style:column-width="6.01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3.503cm" fo:margin-left="-0.191cm" fo:margin-top="0cm" fo:margin-bottom="0cm" table:align="left" style:writing-mode="lr-tb"/>
    </style:style>
    <style:style style:name="Таблица4.A" style:family="table-column">
      <style:table-column-properties style:column-width="8.239cm"/>
    </style:style>
    <style:style style:name="Таблица4.B" style:family="table-column">
      <style:table-column-properties style:column-width="5.26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5" style:family="table">
      <style:table-properties style:width="13.494cm" fo:margin-left="-0.191cm" fo:margin-top="0cm" fo:margin-bottom="0cm" table:align="left" style:writing-mode="lr-tb"/>
    </style:style>
    <style:style style:name="Таблица5.A" style:family="table-column">
      <style:table-column-properties style:column-width="8.239cm"/>
    </style:style>
    <style:style style:name="Таблица5.B" style:family="table-column">
      <style:table-column-properties style:column-width="5.25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484cm" fo:margin-left="-0.191cm" fo:margin-top="0cm" fo:margin-bottom="0cm" table:align="left" style:writing-mode="lr-tb"/>
    </style:style>
    <style:style style:name="Таблица6.A" style:family="table-column">
      <style:table-column-properties style:column-width="6.241cm"/>
    </style:style>
    <style:style style:name="Таблица6.B" style:family="table-column">
      <style:table-column-properties style:column-width="10.243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484cm" fo:margin-left="-0.191cm" fo:margin-top="0cm" fo:margin-bottom="0cm" table:align="left" style:writing-mode="lr-tb"/>
    </style:style>
    <style:style style:name="Таблица7.A" style:family="table-column">
      <style:table-column-properties style:column-width="8.241cm"/>
    </style:style>
    <style:style style:name="Таблица7.B" style:family="table-column">
      <style:table-column-properties style:column-width="8.243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484cm" fo:margin-left="-0.191cm" fo:margin-top="0cm" fo:margin-bottom="0cm" table:align="left" style:writing-mode="lr-tb"/>
    </style:style>
    <style:style style:name="Таблица8.A" style:family="table-column">
      <style:table-column-properties style:column-width="8.241cm"/>
    </style:style>
    <style:style style:name="Таблица8.B" style:family="table-column">
      <style:table-column-properties style:column-width="8.243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none"/>
    </style:style>
    <style:style style:name="Таблица9" style:family="table">
      <style:table-properties style:width="16.484cm" fo:margin-left="-0.191cm" fo:margin-top="0cm" fo:margin-bottom="0cm" table:align="left" style:writing-mode="lr-tb"/>
    </style:style>
    <style:style style:name="Таблица9.A" style:family="table-column">
      <style:table-column-properties style:column-width="8.241cm"/>
    </style:style>
    <style:style style:name="Таблица9.B" style:family="table-column">
      <style:table-column-properties style:column-width="8.243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margin-top="0cm" fo:margin-bottom="0cm" fo:line-height="100%"/>
      <style:text-properties fo:font-weight="bold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fo:line-height="100%" fo:break-before="pag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fo:line-height="100%" fo:break-before="page"/>
      <style:text-properties fo:font-weight="bold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fo:line-height="100%" fo:padding-left="0cm" fo:padding-right="0cm" fo:padding-top="0.035cm" fo:padding-bottom="0.035cm" fo:border-left="none" fo:border-right="none" fo:border-top="0.026cm solid #00000a" fo:border-bottom="0.026cm solid #00000a"/>
      <style:text-properties fo:font-size="12pt" style:font-size-asian="12pt" style:font-size-complex="12pt"/>
    </style:style>
    <style:style style:name="P13" style:family="paragraph" style:parent-style-name="Standard">
      <style:paragraph-properties fo:margin-left="4.995cm" fo:margin-right="0cm" fo:margin-top="0cm" fo:margin-bottom="0cm" fo:line-height="100%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1.249cm" fo:margin-right="0cm" fo:margin-top="0cm" fo:margin-bottom="0cm" fo:line-height="100%" fo:text-indent="1.249cm" style:auto-text-indent="false"/>
      <style:text-properties fo:font-size="12pt" style:font-size-asian="12pt" style:font-size-complex="12pt"/>
    </style:style>
    <style:style style:name="P15" style:family="paragraph" style:parent-style-name="Standard" style:master-page-name="Converted3">
      <style:paragraph-properties fo:margin-top="0cm" fo:margin-bottom="0cm" fo:line-height="100%" style:page-number="auto"/>
      <style:text-properties fo:font-weight="bold" style:font-weight-asian="bold" style:font-size-complex="14pt" style:font-weight-complex="bold"/>
    </style:style>
    <style:style style:name="P16" style:family="paragraph" style:parent-style-name="Standard" style:master-page-name="First_20_Page">
      <style:paragraph-properties fo:margin-top="0cm" fo:margin-bottom="0cm" fo:line-height="100%"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9" style:family="paragraph" style:parent-style-name="Standard" style:master-page-name="Converted2">
      <style:paragraph-properties style:page-number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,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ЕТОДИЧЕСКИЕ УКАЗАНИЯ И ЗАДАНИЯ</text:p>
      <text:p text:style-name="P5">ДЛЯ ЛАБОРАТОРНЫХ РАБОТ</text:p>
      <text:p text:style-name="P5">по курсу « Функциональное программирование »</text:p>
      <text:p text:style-name="P5"/>
      <text:p text:style-name="P5">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,</text:p>
      <text:p text:style-name="Footer"/>
      <text:p text:style-name="P19">, к.т.н., доц. <text:s text:c="5"/>Н.Б. Толпинская</text:p>
      <text:p text:style-name="P6"><text:tab/><text:tab/>,</text:p>
      <text:p text:style-name="P6"/>
      <text:p text:style-name="P6"/>
      <text:p text:style-name="P6"/>
      <text:p text:style-name="P6"/>
      <text:p text:style-name="P6">,</text:p>
      <text:p text:style-name="P15">Лабораторная работа №1</text:p>
      <text:p text:style-name="P3"><text:span text:style-name="T1">1. <text:s/>Представить</text:span><text:span text:style-name="T2"> </text:span><text:span text:style-name="T1">следующие</text:span><text:span text:style-name="T2"> </text:span><text:span text:style-name="T1">списки</text:span><text:span text:style-name="T2"> </text:span><text:span text:style-name="T1">в</text:span><text:span text:style-name="T2"> </text:span><text:span text:style-name="T1">виде</text:span><text:span text:style-name="T2"> </text:span><text:span text:style-name="T1">списочные</text:span><text:span text:style-name="T2"> </text:span><text:span text:style-name="T1">ячеек</text:span><text:span text:style-name="T2">: 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' (open close halph) </text:p>
          </table:table-cell>
          <table:table-cell table:style-name="Таблица1.A1" office:value-type="string">
            <text:p text:style-name="P7">' ((TOOL) (call))</text:p>
          </table:table-cell>
        </table:table-row>
        <table:table-row table:style-name="Таблица1.1">
          <table:table-cell table:style-name="Таблица1.A1" office:value-type="string">
            <text:p text:style-name="P7">' ((open1) (close2) (halph3))</text:p>
          </table:table-cell>
          <table:table-cell table:style-name="Таблица1.A1" office:value-type="string">
            <text:p text:style-name="P3"><text:span text:style-name="T2">' (TOOL1)</text:span><text:span text:style-name="T1">-</text:span><text:span text:style-name="T2">(call2)) ((sell)))</text:span></text:p>
          </table:table-cell>
        </table:table-row>
        <table:table-row table:style-name="Таблица1.1">
          <table:table-cell table:style-name="Таблица1.A1" office:value-type="string">
            <text:p text:style-name="P7">'((one) for all (and(me(for you))))</text:p>
          </table:table-cell>
          <table:table-cell table:style-name="Таблица1.A1" office:value-type="string">
            <text:p text:style-name="P7">' ((TOOL) (call)) ((sell)))</text:p>
          </table:table-cell>
        </table:table-row>
      </table:table>
      <text:p text:style-name="P7"/>
      <text:p text:style-name="P6">2. Используя только функции CAR и CDR, написать выражения,</text:p>
      <text:p text:style-name="P6">возвращающие</text:p>
      <text:p text:style-name="P6">1) второй 2) третий 3) четвертый элементы заданного списка.</text:p>
      <text:p text:style-name="P6"/>
      <text:p text:style-name="P6">3. Что будет в результате вычисления выражений?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a) (CAADR ' ((blue cube) (red pyramid)))</text:p>
          </table:table-cell>
          <table:table-cell table:style-name="Таблица2.A1" office:value-type="string">
            <text:p text:style-name="P7">c) (CADR ' ((abc) (def) (ghi)))</text:p>
          </table:table-cell>
        </table:table-row>
        <table:table-row table:style-name="Таблица2.1">
          <table:table-cell table:style-name="Таблица2.A1" office:value-type="string">
            <text:p text:style-name="P7">b) (CDAR '((abc) (def) (ghi)))</text:p>
          </table:table-cell>
          <table:table-cell table:style-name="Таблица2.A1" office:value-type="string">
            <text:p text:style-name="P7">d) (CADDR ' ((abc) (def) (ghi)))</text:p>
          </table:table-cell>
        </table:table-row>
      </table:table>
      <text:p text:style-name="P7"/>
      <text:p text:style-name="P3"><text:span text:style-name="T2">4. </text:span><text:span text:style-name="T1">Напишите</text:span><text:span text:style-name="T2"> </text:span><text:span text:style-name="T1">результат</text:span><text:span text:style-name="T2"> </text:span><text:span text:style-name="T1">вычисления</text:span><text:span text:style-name="T2"> </text:span><text:span text:style-name="T1">выражений</text:span><text:span text:style-name="T2">: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">(list 'Fred 'and 'Wilma)</text:p>
          </table:table-cell>
          <table:table-cell table:style-name="Таблица3.A1" office:value-type="string">
            <text:p text:style-name="P7">(cons 'Fred '(and Wilma))</text:p>
          </table:table-cell>
        </table:table-row>
        <table:table-row table:style-name="Таблица3.1">
          <table:table-cell table:style-name="Таблица3.A1" office:value-type="string">
            <text:p text:style-name="P7">(list 'Fred ' (and Wilma))</text:p>
          </table:table-cell>
          <table:table-cell table:style-name="Таблица3.A1" office:value-type="string">
            <text:p text:style-name="P7">(cons 'Fred '(Wilma))</text:p>
          </table:table-cell>
        </table:table-row>
        <table:table-row table:style-name="Таблица3.1">
          <table:table-cell table:style-name="Таблица3.A1" office:value-type="string">
            <text:p text:style-name="P7">(cons Nil Nil)</text:p>
          </table:table-cell>
          <table:table-cell table:style-name="Таблица3.A1" office:value-type="string">
            <text:p text:style-name="P7">(list Nil Nil)</text:p>
          </table:table-cell>
        </table:table-row>
        <table:table-row table:style-name="Таблица3.1">
          <table:table-cell table:style-name="Таблица3.A1" office:value-type="string">
            <text:p text:style-name="P7">(cons T Nil)</text:p>
          </table:table-cell>
          <table:table-cell table:style-name="Таблица3.A1" office:value-type="string">
            <text:p text:style-name="P7">(list T Nil)</text:p>
          </table:table-cell>
        </table:table-row>
        <table:table-row table:style-name="Таблица3.1">
          <table:table-cell table:style-name="Таблица3.A1" office:value-type="string">
            <text:p text:style-name="P7">(cons Nil T)</text:p>
          </table:table-cell>
          <table:table-cell table:style-name="Таблица3.A1" office:value-type="string">
            <text:p text:style-name="P7">(list Nil T)</text:p>
          </table:table-cell>
        </table:table-row>
        <table:table-row table:style-name="Таблица3.1">
          <table:table-cell table:style-name="Таблица3.A1" office:value-type="string">
            <text:p text:style-name="P7">(list Nil)</text:p>
          </table:table-cell>
          <table:table-cell table:style-name="Таблица3.A1" office:value-type="string">
            <text:p text:style-name="P7">(cons T (list Nil))</text:p>
          </table:table-cell>
        </table:table-row>
        <table:table-row table:style-name="Таблица3.1">
          <table:table-cell table:style-name="Таблица3.A1" office:value-type="string">
            <text:p text:style-name="P7">(cons ' (T) Nil)</text:p>
          </table:table-cell>
          <table:table-cell table:style-name="Таблица3.A1" office:value-type="string">
            <text:p text:style-name="P7">(list '(T) Nil)</text:p>
          </table:table-cell>
        </table:table-row>
        <table:table-row table:style-name="Таблица3.1">
          <table:table-cell table:style-name="Таблица3.A1" office:value-type="string">
            <text:p text:style-name="P7">(list ' (one two) ' (free temp))</text:p>
          </table:table-cell>
          <table:table-cell table:style-name="Таблица3.A1" office:value-type="string">
            <text:p text:style-name="P7">(cons '(one two) '(free temp))</text:p>
          </table:table-cell>
        </table:table-row>
      </table:table>
      <text:p text:style-name="P7"/>
      <text:p text:style-name="P6"><text:s/>5. Написать функцию (f arl ar2 ar3 ar4), возвращающую список:</text:p>
      <text:p text:style-name="P6">((arl ar2) (ar3 ar4)). </text:p>
      <text:p text:style-name="P6">Написать функцию (f arl ar2), возвращающую ((arl) (ar2)). </text:p>
      <text:p text:style-name="P6">Написать функцию (f arl), возвращающую <text:s text:c="6"/>(((arl))). </text:p>
      <text:p text:style-name="P6">Представить результаты в виде списочных ячеек.</text:p>
      <text:p text:style-name="P6"/>
      <text:p text:style-name="P8">Лабораторная работа № 2</text:p>
      <text:p text:style-name="P6"/>
      <text:p text:style-name="P6">1. Составить диаграмму вычисления следующих выражений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7">(equal 3 (abs - 3))</text:p>
          </table:table-cell>
          <table:table-cell table:style-name="Таблица4.A1" office:value-type="string">
            <text:p text:style-name="P7">(equal (* 2 3) (+ 7 2))</text:p>
          </table:table-cell>
        </table:table-row>
        <table:table-row table:style-name="Таблица4.1">
          <table:table-cell table:style-name="Таблица4.A1" office:value-type="string">
            <text:p text:style-name="P7">(equal (+ 1 2) 3)</text:p>
          </table:table-cell>
          <table:table-cell table:style-name="Таблица4.A1" office:value-type="string">
            <text:p text:style-name="P7">(equal (- 7 3) (* 3 2))</text:p>
          </table:table-cell>
        </table:table-row>
        <table:table-row table:style-name="Таблица4.1">
          <table:table-cell table:style-name="Таблица4.A1" office:value-type="string">
            <text:p text:style-name="P7">(equal (* 4 7) 21)</text:p>
          </table:table-cell>
          <table:table-cell table:style-name="Таблица4.A1" office:value-type="string">
            <text:p text:style-name="P7">(equal (abs (- 2 4)) 3))</text:p>
          </table:table-cell>
        </table:table-row>
      </table:table>
      <text:p text:style-name="P7"/>
      <text:p text:style-name="P6">2. Написать функцию, вычисляющую гипотенузу прямоугольного</text:p>
      <text:p text:style-name="P6">треугольника по заданным катетам и составить диаграмму её вычисления.</text:p>
      <text:p text:style-name="P6"/>
      <text:p text:style-name="P2"/>
      <text:p text:style-name="P10">3. Написать функцию, вычисляющую объем параллелепипеда по 3-м его сторонам, и составить диаграмму ее вычисления.</text:p>
      <text:p text:style-name="P6"/>
      <text:p text:style-name="P6">4. Каковы результаты вычисления следующих выражений?</text:p>
      <text:p text:style-name="P6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(list 'a c)</text:p>
          </table:table-cell>
          <table:table-cell table:style-name="Таблица5.A1" office:value-type="string">
            <text:p text:style-name="P7">(cons'a'b'c)</text:p>
          </table:table-cell>
        </table:table-row>
        <table:table-row table:style-name="Таблица5.1">
          <table:table-cell table:style-name="Таблица5.A1" office:value-type="string">
            <text:p text:style-name="P7">(cons'a (b c))</text:p>
          </table:table-cell>
          <table:table-cell table:style-name="Таблица5.A1" office:value-type="string">
            <text:p text:style-name="P7">(list 'a (b c))</text:p>
          </table:table-cell>
        </table:table-row>
        <table:table-row table:style-name="Таблица5.1">
          <table:table-cell table:style-name="Таблица5.A1" office:value-type="string">
            <text:p text:style-name="P7">(cons'a '(b c))</text:p>
          </table:table-cell>
          <table:table-cell table:style-name="Таблица5.A1" office:value-type="string">
            <text:p text:style-name="P7">(list a '(b c))</text:p>
          </table:table-cell>
        </table:table-row>
        <table:table-row table:style-name="Таблица5.1">
          <table:table-cell table:style-name="Таблица5.A1" office:value-type="string">
            <text:p text:style-name="P7">(caddy (1 2 3 4 5))</text:p>
          </table:table-cell>
          <table:table-cell table:style-name="Таблица5.A1" office:value-type="string">
            <text:p text:style-name="P7">(list (+ 1 '(length '(1 2 3))))</text:p>
          </table:table-cell>
        </table:table-row>
      </table:table>
      <text:p text:style-name="P6"/>
      <text:p text:style-name="P6">5. Написать функцию longer_then от двух списков-аргументов, которая возвращает Т, если первый аргумент имеет большую длину.</text:p>
      <text:p text:style-name="P6"/>
      <text:p text:style-name="P6">6. Каковы результаты вычисления следующих выражений?</text:p>
      <text:p text:style-name="P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(cons 3 (list 5 6)) </text:p>
          </table:table-cell>
          <table:table-cell table:style-name="Таблица6.A1" office:value-type="string">
            <text:p text:style-name="P7">(cons 3 '(list 5 6))</text:p>
          </table:table-cell>
        </table:table-row>
        <table:table-row table:style-name="Таблица6.1">
          <table:table-cell table:style-name="Таблица6.A1" office:value-type="string">
            <text:p text:style-name="P7">(list 3 'from 9 'lives (- 9 3))</text:p>
          </table:table-cell>
          <table:table-cell table:style-name="Таблица6.A1" office:value-type="string">
            <text:p text:style-name="P7"/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7">(+ (length for 2 too)) (car '(21 22 23)))</text:p>
          </table:table-cell>
          <table:covered-table-cell/>
        </table:table-row>
        <table:table-row table:style-name="Таблица6.1">
          <table:table-cell table:style-name="Таблица6.A1" office:value-type="string">
            <text:p text:style-name="P7">(cdr ' (cons is short for ans))</text:p>
          </table:table-cell>
          <table:table-cell table:style-name="Таблица6.A1" office:value-type="string">
            <text:p text:style-name="P7"/>
          </table:table-cell>
        </table:table-row>
        <table:table-row table:style-name="Таблица6.1">
          <table:table-cell table:style-name="Таблица6.A1" office:value-type="string">
            <text:p text:style-name="P7">(car (list one two))</text:p>
          </table:table-cell>
          <table:table-cell table:style-name="Таблица6.A1" office:value-type="string">
            <text:p text:style-name="P7">(car (list 'one 'two))</text:p>
          </table:table-cell>
        </table:table-row>
      </table:table>
      <text:p text:style-name="P7"/>
      <text:p text:style-name="P3"><text:span text:style-name="T2">6. </text:span><text:span text:style-name="T1">Дана</text:span><text:span text:style-name="T2"> </text:span><text:span text:style-name="T1">функция</text:span><text:span text:style-name="T2"> (defun mystery (x) (list (second x) (first x))).</text:span></text:p>
      <text:p text:style-name="P6">Какие результаты вычисления следующих выражений? </text:p>
      <text:p text:style-name="P6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7">(mystery (one two))</text:p>
          </table:table-cell>
          <table:table-cell table:style-name="Таблица7.A1" office:value-type="string">
            <text:p text:style-name="P7">(mystery one 'two))</text:p>
          </table:table-cell>
        </table:table-row>
        <table:table-row table:style-name="Таблица7.1">
          <table:table-cell table:style-name="Таблица7.A1" office:value-type="string">
            <text:p text:style-name="P7">(mystery (last one two))</text:p>
          </table:table-cell>
          <table:table-cell table:style-name="Таблица7.A1" office:value-type="string">
            <text:p text:style-name="P7"/>
          </table:table-cell>
        </table:table-row>
        <table:table-row table:style-name="Таблица7.1">
          <table:table-cell table:style-name="Таблица7.A1" office:value-type="string">
            <text:p text:style-name="P7">(mystery free)</text:p>
          </table:table-cell>
          <table:table-cell table:style-name="Таблица7.A1" office:value-type="string">
            <text:p text:style-name="P6"/>
          </table:table-cell>
        </table:table-row>
      </table:table>
      <text:p text:style-name="P7"><text:s/></text:p>
      <text:p text:style-name="P6">7. Написать функцию, которая переводит температуру в системе Фаренгейта</text:p>
      <text:p text:style-name="P6">температуру по Цельсию (defum f-to-c (temp)…).</text:p>
      <text:p text:style-name="P6">Формулы: <text:tab/>c = 5/9*(f-320); <text:tab/>f= 9/5*c+32.0. </text:p>
      <text:p text:style-name="P6">Как бы назывался роман Р.Брэдбери "+451 по Фаренгейту" в системе по Цельсию?</text:p>
      <text:p text:style-name="P6"/>
      <text:p text:style-name="P6">8. Что получится при вычисления каждого из выражений?</text:p>
      <text:p text:style-name="P6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7">(list 'cons t NIL)</text:p>
          </table:table-cell>
          <table:table-cell table:style-name="Таблица8.A1" office:value-type="string">
            <text:p text:style-name="P7">(eval (list 'cons t NIL))</text:p>
          </table:table-cell>
        </table:table-row>
        <table:table-row table:style-name="Таблица8.1">
          <table:table-cell table:style-name="Таблица8.A1" office:value-type="string">
            <text:p text:style-name="P7">(eval (eval (list 'cons t NIL)))</text:p>
          </table:table-cell>
          <table:table-cell table:style-name="Таблица8.A1" office:value-type="string">
            <text:p text:style-name="P7"/>
          </table:table-cell>
        </table:table-row>
        <table:table-row table:style-name="Таблица8.1">
          <table:table-cell table:style-name="Таблица8.A1" office:value-type="string">
            <text:p text:style-name="P7">(apply #cons "(t NIL)) </text:p>
          </table:table-cell>
          <table:table-cell table:style-name="Таблица8.A1" office:value-type="string">
            <text:p text:style-name="P7">(eval NIL)</text:p>
          </table:table-cell>
        </table:table-row>
        <table:table-row table:style-name="Таблица8.1">
          <table:table-cell table:style-name="Таблица8.A1" office:value-type="string">
            <text:p text:style-name="P7">(list 'eval NIL)</text:p>
          </table:table-cell>
          <table:table-cell table:style-name="Таблица8.A1" office:value-type="string">
            <text:p text:style-name="P7">(eval (list 'eval NIL))</text:p>
          </table:table-cell>
        </table:table-row>
      </table:table>
      <text:p text:style-name="P7"/>
      <text:p text:style-name="P6">Дополнительно:</text:p>
      <text:p text:style-name="P6">1. Написать функцию, вычисляющую катет по заданной гипотенузе и другому катету прямоугольного треугольника, и составить диаграмму ее вычисления.</text:p>
      <text:p text:style-name="P2"/>
      <text:p text:style-name="P10">2. Написать функцию, вычисляющую площадь трапеции по ее основаниям и</text:p>
      <text:p text:style-name="P6">высоте, и составить диаграмму ее вычисления.</text:p>
      <text:p text:style-name="P6"/>
      <text:p text:style-name="P8">Лабораторная работа № 3</text:p>
      <text:p text:style-name="P6"/>
      <text:p text:style-name="P6">Common Lisp.</text:p>
      <text:p text:style-name="P6"/>
      <text:p text:style-name="P6">1. Написать функцию, которая принимает целое число и возвращает первое</text:p>
      <text:p text:style-name="P6">четное число, не меньшее аргумента.</text:p>
      <text:p text:style-name="P6"/>
      <text:p text:style-name="P6">2. Написать функципо, которая принимает число и возвращает число</text:p>
      <text:p text:style-name="P6">того же знака, но с модулем на 1 больше модуля аргумента.</text:p>
      <text:p text:style-name="P6"/>
      <text:p text:style-name="P6">3. Написать функцию, которая принимает два числа и возвращает</text:p>
      <text:p text:style-name="P6">список из этих чисел, расположенный по возрастанию.</text:p>
      <text:p text:style-name="P6"/>
      <text:p text:style-name="P6">4. Написать функцию, которая принимает три числа и возвращает Т только</text:p>
      <text:p text:style-name="P6">тогда, когда первое число расположенно между вторым и третьим.</text:p>
      <text:p text:style-name="P6"/>
      <text:p text:style-name="P6">5. Каков результат вычисления следующих выражений?</text:p>
      <text:p text:style-name="P6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7">(and 'fee 'fie 'foe)</text:p>
          </table:table-cell>
          <table:table-cell table:style-name="Таблица9.A1" office:value-type="string">
            <text:p text:style-name="P7">(or 'fee 'fie 'foe)</text:p>
          </table:table-cell>
        </table:table-row>
        <table:table-row table:style-name="Таблица9.1">
          <table:table-cell table:style-name="Таблица9.A1" office:value-type="string">
            <text:p text:style-name="P7">(or nil 'fie 'foe)</text:p>
          </table:table-cell>
          <table:table-cell table:style-name="Таблица9.A1" office:value-type="string">
            <text:p text:style-name="P7">(and nil 'fie 'foe)</text:p>
          </table:table-cell>
        </table:table-row>
        <table:table-row table:style-name="Таблица9.1">
          <table:table-cell table:style-name="Таблица9.A1" office:value-type="string">
            <text:p text:style-name="P7">(and (equal 'abc 'abc) 'yes)</text:p>
          </table:table-cell>
          <table:table-cell table:style-name="Таблица9.A1" office:value-type="string">
            <text:p text:style-name="P7">(or (equal 'abc 'abc) 'yes)</text:p>
          </table:table-cell>
        </table:table-row>
      </table:table>
      <text:p text:style-name="P7"/>
      <text:p text:style-name="P6">6. Написать предикат, который принимает два числа-аргумента и возвращает</text:p>
      <text:p text:style-name="P6">Т, если первое число не меньше второго.</text:p>
      <text:p text:style-name="P6"/>
      <text:p text:style-name="P6">7. Какой из следующих двух вариантов предиката ошибочен и почему?</text:p>
      <text:p text:style-name="P7">(defun pred1 (x) <text:tab/><text:tab/><text:tab/>(defun pred2 (x)</text:p>
      <text:p text:style-name="P7">(and (numberp x) (plusp x)))<text:tab/><text:tab/>(and (plusp x)(numberp x)))</text:p>
      <text:p text:style-name="P7"/>
      <text:p text:style-name="P6">8. Решить задачу 4, используя для ее решения конструкции</text:p>
      <text:p text:style-name="P6">IF, COND, AND/OR.</text:p>
      <text:p text:style-name="P6"/>
      <text:p text:style-name="P6">9. Переписать функцию how-alike, приведенную в лекции и не пользующую COND, используя конструкция IF, AND/OR.</text:p>
      <text:p text:style-name="P2"/>
      <text:p text:style-name="P11">Лабораторная работа № 4</text:p>
      <text:p text:style-name="P6"/>
      <text:p text:style-name="P6">Common Lisp</text:p>
      <text:p text:style-name="P6"/>
      <text:p text:style-name="P6">1. Чем принципиально отличаются функции cons, list, append?</text:p>
      <text:p text:style-name="P3"><text:span text:style-name="T1">Пусть (setf fest! </text:span><text:span text:style-name="T2">'( a b)) (sets Ist2 '( d)).</text:span></text:p>
      <text:p text:style-name="P6">Каковы результаты вычисления следующих выражений?</text:p>
      <text:p text:style-name="P6"/>
      <text:p text:style-name="P7">(cons Istl Ist2) </text:p>
      <text:p text:style-name="P3"><text:span text:style-name="T2">(list lst! </text:span><text:span text:style-name="T1">Ist2) </text:span></text:p>
      <text:p text:style-name="P6">(append Ist1 Ist2)</text:p>
      <text:p text:style-name="P6"/>
      <text:p text:style-name="P6">2. Каковы результаты вычисления следующих выражений?</text:p>
      <text:p text:style-name="P6"/>
      <text:p text:style-name="P7">(reverse Q) </text:p>
      <text:p text:style-name="P7">(last ()) </text:p>
      <text:p text:style-name="P7">(reverse '(a)) </text:p>
      <text:p text:style-name="P7">(last '(a)) </text:p>
      <text:p text:style-name="P7">(reverse '((a b c))) </text:p>
      <text:p text:style-name="P7">(last '((a b c)))</text:p>
      <text:p text:style-name="P6"/>
      <text:p text:style-name="P6">3. Написать, по крайней мере, два варианта функции, которая возвращает последний элемент своего списка-аргумента.</text:p>
      <text:p text:style-name="P6"/>
      <text:p text:style-name="P6">4. Написать, по крайней мере, два варианта функции, которая возвращает свой список-аргумент без последнего элемента.</text:p>
      <text:p text:style-name="P6"/>
      <text:p text:style-name="P6">5. Написать простой вариант игры в кости, в котором бросаются две правильные кости. Если сумма выпавших очков равна 7 или 11 -- выигрыш, если выпало (1,1) или (6,6) --- игрок право снова бросить кости, во всех остальных случаях ход переходит ко второму игроку, но запоминается сумма выпавших очков. Если второй игрок не выигрывает абсолютно, то выигрывает тот игрок, у которого больше очков. Результат игры и значения выпавших костей выводить на экран с помощью функции print.</text:p>
      <text:p text:style-name="P6"/>
      <text:p text:style-name="P8">Лабораторная работа № 5</text:p>
      <text:p text:style-name="P6"/>
      <text:p text:style-name="P6">Common Lisp</text:p>
      <text:p text:style-name="P6"/>
      <text:p text:style-name="P6">1. Написать функцию, которая по своему списку-аргументу Ist определяет</text:p>
      <text:p text:style-name="P6">является ли он палиндромом (то есть равны ли Ist и (reverse Ist)).</text:p>
      <text:p text:style-name="P6">2. Написать предикат set-equal, который возвращает t, если два его множество-</text:p>
      <text:p text:style-name="P6">аргумента содержат одни и те же элементы, порядок которых не имеет значения.</text:p>
      <text:p text:style-name="P2"/>
      <text:p text:style-name="P10">3. Напишите необходимые функции, которые обрабатывают таблицу из точечных пар:</text:p>
      <text:p text:style-name="P6">(страна. столица), и возвращают по стране - столицу, а по столице - страну.</text:p>
      <text:p text:style-name="P6"/>
      <text:p text:style-name="P6">4. Напишите функцию swap-first-last, которая переставляет в списке-аргументе первый и последний элементы.</text:p>
      <text:p text:style-name="P6"/>
      <text:p text:style-name="P6">5. Напишите функцию swap-two-ellement, которая переставляет в списке- аргументе два указанных своими порядковыми номерами элемента в этом списке.</text:p>
      <text:p text:style-name="P6"/>
      <text:p text:style-name="P6">6. Напишите две функции, swap-to-left и swap-to-right, которые производят круговую перестановку в списке-аргументе влево и вправо, соответственно.</text:p>
      <text:p text:style-name="P6"/>
      <text:p text:style-name="P6">7. Напишите функцию, которая умножает на заданное число-аргумент все числа</text:p>
      <text:p text:style-name="P6">из заданного списка-аргумента, когда</text:p>
      <text:p text:style-name="P6"/>
      <text:p text:style-name="P6">a) все элементы списка --- числа,</text:p>
      <text:p text:style-name="P6">6) элементы списка -- любые объекты.</text:p>
      <text:p text:style-name="P6"/>
      <text:p text:style-name="P6">8. Напишите функцию, select-between, которая из списка-аргумента,</text:p>
      <text:p text:style-name="P6">содержащего только числа, выбирает только те, которые расположены между двумя указанными границами-аргументами и возвращает их в виде списка (упорядоченного по возрастанию списка чисел (+ 2 балла)).</text:p>
      <text:p text:style-name="P6"/>
      <text:p text:style-name="P8">Лабораторная работа № 6</text:p>
      <text:p text:style-name="P6"/>
      <text:p text:style-name="P6">1. Что будет результатом (mapcar 'вектор '(570-40-8))</text:p>
      <text:p text:style-name="P6"/>
      <text:p text:style-name="P6">2. Напишите функцию, которая уменьшает на 10 все числа из списка</text:p>
      <text:p text:style-name="P6">аргумента этой функции.</text:p>
      <text:p text:style-name="P6"/>
      <text:p text:style-name="P6">3. Написать функцию, которая возвращает первый аргумент списка -аргумента.</text:p>
      <text:p text:style-name="P6">который сам является непустым списком.</text:p>
      <text:p text:style-name="P6"/>
      <text:p text:style-name="P6">4. Написать функцию, которая выбирает из заданного списка только те числа,</text:p>
      <text:p text:style-name="P6">которые больше 1 и меньше 10. </text:p>
      <text:p text:style-name="P6">(Вариант: между двумя заданными границами. )</text:p>
      <text:p text:style-name="P6"/>
      <text:p text:style-name="P6">5. Написать функцию, вычисляющую декартово произведение двух своих списков-аргументов. ( Напомним, что А х В это множество всевозможных пар (a b), где а принадлежит А, принадлежит В.)</text:p>
      <text:p text:style-name="P6"/>
      <text:p text:style-name="P6">6. Почему так реализовано reduce, в чем причина?</text:p>
      <text:p text:style-name="P6">(reduce #*+0) -&gt; 0 </text:p>
      <text:p text:style-name="P6">(reduce #*+ ()) -&gt; 0</text:p>
      <text:p text:style-name="P2"/>
      <text:p text:style-name="P10">7. Пусть list-of-list список, состоящий из списков. Написать функцию, которая вычисляет сумму длин всех элементов list-of-list, т.е. например для аргумента ((1 2) (3 4)) -&gt; 4.</text:p>
      <text:p text:style-name="P6"/>
      <text:p text:style-name="P6">8. Написать рекурсивную версию (с именем reg-add) вычисления суммы чисел</text:p>
      <text:p text:style-name="P6">заданного списка.</text:p>
      <text:p text:style-name="P6">Например: (reg-add (2 4 6)) -&gt; 12</text:p>
      <text:p text:style-name="P6"/>
      <text:p text:style-name="P6">9. Написать рекурсивную версию с именем recnth функции nth.</text:p>
      <text:p text:style-name="P6"/>
      <text:p text:style-name="P6">10. Написать рекурсивную функцию alloddr, которая возвращает t когда все</text:p>
      <text:p text:style-name="P6">элементы списка нечетные.</text:p>
      <text:p text:style-name="P6"/>
      <text:p text:style-name="P6">11. Написать рекурсивную функцию, относящуюся к хвостовой рекурсии с одним тестом завершения, которая возвращает последний элемент списка - аргументы.</text:p>
      <text:p text:style-name="P6"/>
      <text:p text:style-name="P6">12. Написать рекурсивную функцию, относящуюся к дополняемой рекурсии с</text:p>
      <text:p text:style-name="P6">одним тестом завершения, которая вычисляет сумму всех чисел от 0 до n-ого аргумента функции.</text:p>
      <text:p text:style-name="P6">Вариант: <text:tab/>1) от п-аргумента функции до последнего &gt;= 0, </text:p>
      <text:p text:style-name="P14">2) от п-аргумента функции до т-аргумента с шагом d.</text:p>
      <text:p text:style-name="P6"/>
      <text:p text:style-name="P6">13. Написать рекурсивную функцию, которая возвращает последнее нечетное</text:p>
      <text:p text:style-name="P6">число из числового списка, возможно создавая некоторые вспомогательные функции.</text:p>
      <text:p text:style-name="P6"/>
      <text:p text:style-name="P6">14. Используя cons-дополняемую рекурсию с одним тестом завершения,</text:p>
      <text:p text:style-name="P6">написать функцию которая получает как аргумент список чисел, а возвращает список квадратов этих чисел в том же порядке.</text:p>
      <text:p text:style-name="P6"/>
      <text:p text:style-name="P6">15. Написать функцию с именем select-odd, которая из заданного</text:p>
      <text:p text:style-name="P6">списка выбирает все нечетные числа. (Вариант 1: select-even, </text:p>
      <text:p text:style-name="P6">вариант 2: вычисляет сумму всех нечетных чисел(sum-all-odd) или сумму всех четных чисел (sum-all-even) из заданного списка. )</text:p>
      <text:p text:style-name="P6"/>
      <text:p text:style-name="P8">Лабораторная работа № 7.</text:p>
      <text:p text:style-name="P6"/>
      <text:p text:style-name="P6">Common Lisp</text:p>
      <text:p text:style-name="P6"/>
      <text:p text:style-name="P6">1. Написать итеративный вариант функции memberp, которая вопарашвет или</text:p>
      <text:p text:style-name="P6">nil в зависимости от того, принадлежит ли первый аргумент второму, как элемент.</text:p>
      <text:p text:style-name="P6"/>
      <text:p text:style-name="P6">2. Написать итеративный вариант функции assoc с именем it-assoc.</text:p>
      <text:p text:style-name="P6"/>
      <text:p text:style-name="P6">3. Написать итеративный вариант функции length с именем it-length.</text:p>
      <text:p text:style-name="P6"/>
      <text:p text:style-name="P6">4. Написать итеративный вариант функции nth с именем it-nth.</text:p>
      <text:p text:style-name="P2"/>
      <text:p text:style-name="P10">5. Написать нтеративный вариант функции reverse с именем it-reverse.</text:p>
      <text:p text:style-name="P6"/>
      <text:p text:style-name="P6">6. Написать итеративные варианты функций, вычисляющих объединение,</text:p>
      <text:p text:style-name="P6">разность и симметрическую разность двух множеств.</text:p>
      <text:p text:style-name="P6"/>
      <text:p text:style-name="P6">7. Используя в одном варианте dolist, а в другом do или do*, написать функцию,</text:p>
      <text:p text:style-name="P6">возвращающую наибольший элемент из списка чисел.</text:p>
      <text:p text:style-name="P6"/>
      <text:p text:style-name="P6">8. Используя в одном варианте dolist, а в другом do или do", написать функцию,</text:p>
      <text:p text:style-name="P6">возвращающую первый нечисловой элемент заданного списка. Написать рекурсивный вариант этой же функции.<text:line-break/></text:p>
      <text:p text:style-name="P6">9. Написать итеративную и рекурсивную версии функции, которая</text:p>
      <text:p text:style-name="P6">сортирует по возрастанию полученный набор чисел.</text:p>
      <text:p text:style-name="P6"/>
      <text:p text:style-name="P6"/>
      <text:p text:style-name="P6"/>
      <text:p text:style-name="P6"/>
      <text:p text:style-name="P6"/>
      <text:p text:style-name="P6"/>
      <text:p text:style-name="P6">Составители: <text:tab/>к.т.н., доц. Н.Б. Толпинская</text:p>
      <text:p text:style-name="P13">Ю.А Кирютенко</text:p>
      <text:p text:style-name="P13"/>
      <text:p text:style-name="P13"/>
      <text:p text:style-name="P13"/>
      <text:p text:style-name="P6">Методические указания и задания для лабораторных работ по дисциплине «Функциональное программирование»/ ДГТУ, Ростов-на-Дону, 2002, 9с.</text:p>
      <text:p text:style-name="P6"/>
      <text:p text:style-name="P6"/>
      <text:p text:style-name="P6"/>
      <text:p text:style-name="P6"/>
      <text:p text:style-name="P6"><text:bookmark text:name="Bookmark"/></text:p>
      <text:p text:style-name="P6"/>
      <text:p text:style-name="P6">Редактор А. А. Литвинова </text:p>
      <text:p text:style-name="P12">ЛР от 18.05.01. В набор 05.04.2002. В печать 15.04.2002. Офсет. Объём 0,6 усл.п.л., 0,5 уч,-изд.л. Формат 60х84/16. Бумага тип №3. Заказ № 397 Тираж 130. Цена 4 р. 50 коп.</text:p>
      <text:p text:style-name="P6">Издательский центр ДГТУ </text:p>
      <text:p text:style-name="P6">Адрес университета и полиграфического предприятия:</text:p>
      <text:p text:style-name="P6">344010 Ростов н/Д, пл. Гагарина,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4pt" style:language-asian="ja" style:country-asian="JP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4pt" fo:language="ru" fo:country="RU" style:font-name-asian="SimSun" style:font-size-asian="14pt" style:language-asian="ja" style:country-asian="JP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751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7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  <style:master-page style:name="Converted1" style:page-layout-name="Mpm1">
      <style:footer>
        <text:p text:style-name="Footer"><text:page-number text:select-page="current"/></text:p>
      </style:footer>
    </style:master-page>
    <style:master-page style:name="Converted2" style:page-layout-name="Mpm2">
      <style:footer>
        <text:p text:style-name="MP1"/>
        <text:p text:style-name="Footer"/>
      </style:footer>
    </style:master-page>
    <style:master-page style:name="Converted3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Хельга</meta:initial-creator>
    <meta:editing-cycles>6</meta:editing-cycles>
    <meta:creation-date>2019-11-20T01:38:00</meta:creation-date>
    <dc:date>2020-02-13T14:44:10.55</dc:date>
    <meta:editing-duration>PT8M44S</meta:editing-duration>
    <meta:generator>OpenOffice/4.1.7$Win32 OpenOffice.org_project/417m1$Build-9800</meta:generator>
    <meta:document-statistic meta:table-count="9" meta:image-count="0" meta:object-count="0" meta:page-count="9" meta:paragraph-count="218" meta:word-count="1550" meta:character-count="102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